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10T00:00:00" table:style-name="ce4">
            <text:p>10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0.05" table:formula="of:=[.A6]*([.D6]+50*[.C6])" table:style-name="ce9">
            <text:p>CHF 0,05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7" table:style-name="ce8">
            <text:p>7</text:p>
          </table:table-cell>
          <table:table-cell office:value-type="currency" office:value="0.70000000000000007" table:formula="of:=[.A7]*([.D7]+50*[.C7])" table:style-name="ce9">
            <text:p>CHF 0,7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13" table:style-name="ce8">
            <text:p>13</text:p>
          </table:table-cell>
          <table:table-cell office:value-type="currency" office:value="2.6" table:formula="of:=[.A8]*([.D8]+50*[.C8])" table:style-name="ce9">
            <text:p>CHF 2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4" table:style-name="ce8">
            <text:p>34</text:p>
          </table:table-cell>
          <table:table-cell office:value-type="currency" office:value="17" table:formula="of:=[.A9]*([.D9]+50*[.C9])" table:style-name="ce9">
            <text:p>CHF 1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27" table:style-name="ce8">
            <text:p>27</text:p>
          </table:table-cell>
          <table:table-cell office:value-type="currency" office:value="27" table:formula="of:=[.A10]*([.D10]+50*[.C10])" table:style-name="ce9">
            <text:p>CHF 2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currency" office:value="134" table:formula="of:=[.A11]*([.D11]+50*[.C11])" table:style-name="ce9">
            <text:p>CHF 13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4" table:style-name="ce8">
            <text:p>14</text:p>
          </table:table-cell>
          <table:table-cell office:value-type="currency" office:value="70" table:formula="of:=[.A12]*([.D12]+25*[.C12])" table:style-name="ce9">
            <text:p>CHF 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51.35" table:formula="of:=SUM([.E6:.E18])" table:number-columns-spanned="2" table:number-rows-spanned="1" table:style-name="ce11">
            <text:p>CHF 251,35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1:37Z</dc:date>
    <meta:print-date>2022-09-13T17:21:34Z</meta:print-date>
    <meta:editing-cycles>13</meta:editing-cycles>
    <meta:editing-duration>PT0S</meta:editing-duration>
  </office:meta>
</office:document-meta>
</file>